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0b93" officeooo:paragraph-rsid="005a0b93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dfc3" officeooo:paragraph-rsid="005beb35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f9fdf" officeooo:paragraph-rsid="005f9fdf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8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Table_20_Contents">
      <style:text-properties officeooo:rsid="004dc294" officeooo:paragraph-rsid="004dc294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officeooo:rsid="005adfc3" officeooo:paragraph-rsid="005adfc3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5a0b93" officeooo:paragraph-rsid="005a0b93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officeooo:rsid="005cb6dc" officeooo:paragraph-rsid="005cb6dc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5f9fdf" officeooo:paragraph-rsid="005f9fdf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5542a"/>
    </style:style>
    <style:style style:name="T7" style:family="text">
      <style:text-properties officeooo:rsid="005840dd"/>
    </style:style>
    <style:style style:name="T8" style:family="text">
      <style:text-properties officeooo:rsid="005af46b"/>
    </style:style>
    <style:style style:name="T9" style:family="text">
      <style:text-properties officeooo:rsid="005beb35"/>
    </style:style>
    <style:style style:name="T10" style:family="text">
      <style:text-properties officeooo:rsid="005fe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25" text:outline-level="1">Аппаратура.</text:h>
      <text:p text:style-name="P17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26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— не менее 6000А, <text:span text:style-name="T6">для вводного — 10000А.</text:span></text:p>
      <text:p text:style-name="P14">Отдельные автоматы:</text:p>
      <text:list xml:id="list8493062547214084787" text:style-name="L1">
        <text:list-item>
          <text:p text:style-name="P20">собственные нужды щита (розетка, освещение), трансформатор звонка, <text:span text:style-name="T8">управляющие цепи импульсных реле</text:span>;</text:p>
        </text:list-item>
        <text:list-item>
          <text:p text:style-name="P21">слаботочка и автоматика;</text:p>
        </text:list-item>
        <text:list-item>
          <text:p text:style-name="P22">ИБП;</text:p>
        </text:list-item>
        <text:list-item>
          <text:p text:style-name="P21">ПС.</text:p>
        </text:list-item>
      </text:list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7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, туалете <text:span text:style-name="T10">и лоджии</text:span> — УЗО 10 мА.</text:p>
      <text:p text:style-name="P12">Не более 5 линий на УЗО.</text:p>
      <text:p text:style-name="P15"><text:span text:style-name="T9">С</text:span>обственные нужды щита (розетка, освещение), трансформатор звонка, <text:span text:style-name="T8">управляющие цепи импульсных реле, слаботочка и автоматика — одно УЗО.</text:span></text:p>
      <text:p text:style-name="P15"/>
      <text:p text:style-name="P16">Рубильники и дистанционные расцепители:</text:p>
      <text:list xml:id="list6795829929373307811" text:style-name="L2">
        <text:list-item>
          <text:p text:style-name="P23">вводные;</text:p>
        </text:list-item>
        <text:list-item>
          <text:p text:style-name="P23">климатическое оборудование.</text:p>
        </text:list-item>
      </text:list>
      <text:p text:style-name="P7"/>
      <text:p text:style-name="P7">Вольтметр — Меандр ВАР-М01.</text:p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<text:span text:style-name="T2">УЗМ-51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1,5 кв.мм <text:span text:style-name="T3">(освещение)</text:span></text:p>
          </table:table-cell>
          <table:table-cell table:style-name="Таблица1.B1" office:value-type="string">
            <text:p text:style-name="P19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19">1,5 кв.мм <text:span text:style-name="T3">(стационарное)</text:span></text:p>
          </table:table-cell>
          <table:table-cell table:style-name="Таблица1.B2" office:value-type="string">
            <text:p text:style-name="P19">10 А, тип C</text:p>
          </table:table-cell>
        </table:table-row>
        <text:soft-page-break/>
        <table:table-row>
          <table:table-cell table:style-name="Таблица1.A2" office:value-type="string">
            <text:p text:style-name="P19">2,5 кв.мм розетки</text:p>
          </table:table-cell>
          <table:table-cell table:style-name="Таблица1.B2" office:value-type="string">
            <text:p text:style-name="P19">16 А, <text:s/>тип B</text:p>
          </table:table-cell>
        </table:table-row>
        <table:table-row>
          <table:table-cell table:style-name="Таблица1.A2" office:value-type="string">
            <text:p text:style-name="P19">2,5 кв.мм стационарное</text:p>
          </table:table-cell>
          <table:table-cell table:style-name="Таблица1.B2" office:value-type="string">
            <text:p text:style-name="P19">16 А, <text:s/>тип С</text:p>
          </table:table-cell>
        </table:table-row>
        <table:table-row>
          <table:table-cell table:style-name="Таблица1.A2" office:value-type="string">
            <text:p text:style-name="P19">4 кв.мм стационарное</text:p>
          </table:table-cell>
          <table:table-cell table:style-name="Таблица1.B2" office:value-type="string">
            <text:p text:style-name="P19">20 А, <text:s/>тип С</text:p>
          </table:table-cell>
        </table:table-row>
        <table:table-row>
          <table:table-cell table:style-name="Таблица1.A2" office:value-type="string">
            <text:p text:style-name="P19">6 кв.мм стационарное</text:p>
          </table:table-cell>
          <table:table-cell table:style-name="Таблица1.B2" office:value-type="string">
            <text:p text:style-name="P19">32 А, <text:s/>тип С</text:p>
          </table:table-cell>
        </table:table-row>
      </table:table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09T23:41:34.403350325</dc:date>
    <meta:editing-duration>PT11H45M59S</meta:editing-duration>
    <meta:editing-cycles>70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52" meta:character-count="1614" meta:non-whitespace-character-count="1390"/>
  </office:meta>
</office:document-meta>
</file>